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center" style:justify-single-word="false"/>
      <style:text-properties officeooo:rsid="0019622f" officeooo:paragraph-rsid="0019622f"/>
    </style:style>
    <style:style style:name="P2" style:family="paragraph" style:parent-style-name="Standard">
      <style:paragraph-properties fo:text-align="end" style:justify-single-word="false"/>
      <style:text-properties fo:font-size="14pt" officeooo:rsid="0015e294" officeooo:paragraph-rsid="0015e294" style:font-size-asian="12.25pt" style:font-size-complex="14pt"/>
    </style:style>
    <style:style style:name="P3" style:family="paragraph" style:parent-style-name="Standard">
      <style:paragraph-properties fo:text-align="justify" style:justify-single-word="false"/>
      <style:text-properties fo:font-size="14pt" style:text-underline-style="solid" style:text-underline-width="auto" style:text-underline-color="font-color" officeooo:rsid="00174fe5" officeooo:paragraph-rsid="00174fe5" style:font-size-asian="12.25pt" style:font-size-complex="14pt"/>
    </style:style>
    <style:style style:name="P4" style:family="paragraph" style:parent-style-name="Standard">
      <style:paragraph-properties fo:text-align="justify" style:justify-single-word="false"/>
      <style:text-properties fo:font-size="14pt" style:text-underline-style="none" officeooo:rsid="0015e294" officeooo:paragraph-rsid="0015e294" style:font-size-asian="12.25pt" style:font-size-complex="14pt"/>
    </style:style>
    <style:style style:name="P5" style:family="paragraph" style:parent-style-name="Standard">
      <style:paragraph-properties fo:text-align="justify" style:justify-single-word="false"/>
      <style:text-properties fo:font-size="14pt" style:text-underline-style="none" officeooo:rsid="0016ddae" officeooo:paragraph-rsid="0016ddae" style:font-size-asian="12.25pt" style:font-size-complex="14pt"/>
    </style:style>
    <style:style style:name="P6" style:family="paragraph" style:parent-style-name="Standard">
      <style:paragraph-properties fo:text-align="justify" style:justify-single-word="false"/>
      <style:text-properties fo:font-size="14pt" style:text-underline-style="none" officeooo:rsid="00174fe5" officeooo:paragraph-rsid="00174fe5" style:font-size-asian="12.25pt" style:font-size-complex="14pt"/>
    </style:style>
    <style:style style:name="P7" style:family="paragraph" style:parent-style-name="Standard">
      <style:paragraph-properties fo:text-align="justify" style:justify-single-word="false"/>
      <style:text-properties fo:font-size="14pt" style:text-underline-style="none" officeooo:rsid="00178b45" officeooo:paragraph-rsid="00178b45" style:font-size-asian="12.25pt" style:font-size-complex="14pt"/>
    </style:style>
    <style:style style:name="P8" style:family="paragraph" style:parent-style-name="Standard">
      <style:paragraph-properties fo:text-align="center" style:justify-single-word="false"/>
      <style:text-properties fo:font-size="66pt" officeooo:rsid="0015e294" officeooo:paragraph-rsid="0015e294" style:font-size-asian="57.75pt" style:font-size-complex="66pt"/>
    </style:style>
    <style:style style:name="P9" style:family="paragraph" style:parent-style-name="Standard">
      <style:paragraph-properties fo:text-align="center" style:justify-single-word="false"/>
      <style:text-properties fo:font-size="16pt" style:text-underline-style="solid" style:text-underline-width="auto" style:text-underline-color="font-color" officeooo:rsid="0015e294" officeooo:paragraph-rsid="0015e294" style:font-size-asian="14pt" style:font-size-complex="16pt"/>
    </style:style>
    <style:style style:name="P10" style:family="paragraph" style:parent-style-name="Standard">
      <style:paragraph-properties fo:text-align="center" style:justify-single-word="false"/>
      <style:text-properties fo:font-size="16pt" style:text-underline-style="solid" style:text-underline-width="auto" style:text-underline-color="font-color" officeooo:rsid="00174fe5" officeooo:paragraph-rsid="00174fe5" style:font-size-asian="14pt" style:font-size-complex="16pt"/>
    </style:style>
    <style:style style:name="P11" style:family="paragraph" style:parent-style-name="Standard">
      <style:paragraph-properties fo:text-align="center" style:justify-single-word="false"/>
      <style:text-properties fo:font-size="16pt" style:text-underline-style="solid" style:text-underline-width="auto" style:text-underline-color="font-color" officeooo:rsid="0019a755" officeooo:paragraph-rsid="0019a755" style:font-size-asian="14pt" style:font-size-complex="16pt"/>
    </style:style>
    <style:style style:name="P12" style:family="paragraph" style:parent-style-name="Standard">
      <style:paragraph-properties fo:text-align="justify" style:justify-single-word="false"/>
      <style:text-properties fo:font-size="16pt" style:text-underline-style="solid" style:text-underline-width="auto" style:text-underline-color="font-color" officeooo:rsid="001b4d48" officeooo:paragraph-rsid="001b4d48" style:font-size-asian="14pt" style:font-size-complex="16pt"/>
    </style:style>
    <style:style style:name="P13" style:family="paragraph" style:parent-style-name="Standard">
      <style:paragraph-properties fo:text-align="justify" style:justify-single-word="false"/>
      <style:text-properties fo:font-size="16pt" style:text-underline-style="solid" style:text-underline-width="auto" style:text-underline-color="font-color" officeooo:rsid="001b4d48" officeooo:paragraph-rsid="002016dd" style:font-size-asian="14pt" style:font-size-complex="16pt"/>
    </style:style>
    <style:style style:name="P14" style:family="paragraph" style:parent-style-name="Standard">
      <style:paragraph-properties fo:text-align="end" style:justify-single-word="false"/>
      <style:text-properties fo:font-size="16pt" officeooo:rsid="0015e294" officeooo:paragraph-rsid="0015e294" style:font-size-asian="16pt" style:font-size-complex="16pt"/>
    </style:style>
    <style:style style:name="P15" style:family="paragraph" style:parent-style-name="Standard">
      <style:paragraph-properties fo:text-align="justify" style:justify-single-word="false"/>
      <style:text-properties fo:font-size="14pt" style:text-underline-style="none" officeooo:rsid="001b4d48" officeooo:paragraph-rsid="001b4d48" style:font-size-asian="12.25pt" style:font-size-complex="14pt"/>
    </style:style>
    <style:style style:name="P16" style:family="paragraph" style:parent-style-name="Standard">
      <style:paragraph-properties fo:text-align="justify" style:justify-single-word="false"/>
      <style:text-properties fo:font-size="14pt" style:text-underline-style="none" officeooo:rsid="0023614f" officeooo:paragraph-rsid="0023614f" style:font-size-asian="12.25pt" style:font-size-complex="14pt"/>
    </style:style>
    <style:style style:name="P17" style:family="paragraph" style:parent-style-name="Standard">
      <style:paragraph-properties fo:text-align="justify" style:justify-single-word="false"/>
      <style:text-properties fo:font-size="14pt" style:text-underline-style="none" officeooo:rsid="0015e294" officeooo:paragraph-rsid="0015e294" style:font-size-asian="12.25pt" style:font-size-complex="14pt"/>
    </style:style>
    <style:style style:name="P18" style:family="paragraph" style:parent-style-name="Standard">
      <style:paragraph-properties fo:text-align="start" style:justify-single-word="false"/>
      <style:text-properties officeooo:paragraph-rsid="0023614f"/>
    </style:style>
    <style:style style:name="T1" style:family="text">
      <style:text-properties officeooo:rsid="0016ddae"/>
    </style:style>
    <style:style style:name="T2" style:family="text">
      <style:text-properties officeooo:rsid="00178b45"/>
    </style:style>
    <style:style style:name="T3" style:family="text">
      <style:text-properties officeooo:rsid="0019622f"/>
    </style:style>
    <style:style style:name="T4" style:family="text">
      <style:text-properties fo:font-size="14pt" style:text-underline-style="none" style:font-size-asian="12.25pt" style:font-size-complex="14pt"/>
    </style:style>
    <style:style style:name="T5" style:family="text">
      <style:text-properties fo:font-size="14pt" style:text-underline-style="none" officeooo:rsid="001d042a" style:font-size-asian="12.25pt" style:font-size-complex="14pt"/>
    </style:style>
    <style:style style:name="T6" style:family="text">
      <style:text-properties fo:font-size="14pt" style:text-underline-style="none" officeooo:rsid="001e18ef" style:font-size-asian="12.25pt" style:font-size-complex="14pt"/>
    </style:style>
    <style:style style:name="T7" style:family="text">
      <style:text-properties fo:font-size="14pt" style:text-underline-style="none" officeooo:rsid="002016dd" style:font-size-asian="12.25pt" style:font-size-complex="14pt"/>
    </style:style>
    <style:style style:name="T8" style:family="text">
      <style:text-properties fo:font-size="14pt" style:text-underline-style="none" officeooo:rsid="00218ca0" style:font-size-asian="12.25pt" style:font-size-complex="14pt"/>
    </style:style>
    <style:style style:name="T9" style:family="text">
      <style:text-properties fo:font-size="14pt" style:text-underline-style="none" officeooo:rsid="0023614f" style:font-size-asian="12.25pt" style:font-size-complex="14pt"/>
    </style:style>
    <style:style style:name="T10" style:family="text">
      <style:text-properties fo:font-size="16pt" style:font-size-asian="16pt" style:font-size-complex="16pt"/>
    </style:style>
    <style:style style:name="T11" style:family="text">
      <style:text-properties style:text-underline-style="solid" style:text-underline-width="auto" style:text-underline-color="font-color"/>
    </style:style>
    <style:style style:name="T12" style:family="text">
      <style:text-properties style:text-underline-style="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Busqueda &amp;</text:p>
      <text:p text:style-name="P8">Seguimiento</text:p>
      <text:p text:style-name="P8">Epuc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4">Jhonny Fabricio, Chicaiza Palomo</text:p>
      <text:p text:style-name="P2"><text:a xlink:type="simple" xlink:href="https://github.com/jhonnyfc" text:style-name="Internet_20_link" text:visited-style-name="Visited_20_Internet_20_Link"><text:span text:style-name="T10">https://github.com/jhonnyfc</text:span></text:a></text:p>
      <text:p text:style-name="P14">UPNA, 22 abr 2020</text:p>
      <text:p text:style-name="P9"><text:soft-page-break/>Indice</text:p>
      <text:p text:style-name="P9"/>
      <text:p text:style-name="P4">Objetivo………………<text:tab/><text:tab/><text:tab/><text:tab/><text:tab/><text:tab/><text:tab/><text:tab/><text:tab/><text:span text:style-name="T3">3</text:span></text:p>
      <text:p text:style-name="P4">Explicación código…...<text:tab/><text:tab/><text:tab/><text:tab/><text:tab/><text:tab/><text:tab/><text:tab/><text:tab/><text:span text:style-name="T3">3</text:span></text:p>
      <text:p text:style-name="P4"><text:span text:style-name="T3">Conclusiones…………</text:span>.<text:tab/><text:tab/><text:tab/><text:tab/><text:tab/><text:tab/><text:tab/><text:tab/><text:tab/><text:span text:style-name="T3">4</text:span></text:p>
      <text:p text:style-name="P4"/>
      <text:p text:style-name="P18"><text:span text:style-name="T9">Respositorio GuitHub: </text:span><text:a xlink:type="simple" xlink:href="https://github.com/jhonnyfc/Epuck_Robot_Pure_Pursuit_n_Bayes_Particulas" text:style-name="Internet_20_link" text:visited-style-name="Visited_20_Internet_20_Link">https://github.com/jhonnyfc/Epuck_Robot_Pure_Pursuit_n_Bayes_Particulas</text:a></text:p>
      <text:p text:style-name="P1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text:soft-page-break/>Objetivo</text:p>
      <text:p text:style-name="P9"/>
      <text:p text:style-name="P4">Mediante el filtro de Bayes, el Filtro de Partículas y Pure Pursuit se ha construido un sistema que <text:span text:style-name="T1">permite guiar al robot por un camino calculado mediante el algoritmo A*.</text:span></text:p>
      <text:p text:style-name="P4"/>
      <text:p text:style-name="P5">Para que el camino que busca el algoritmo A* sea ademas de corto seguro se ha dilatado el mapa con 6 iteraciones.</text:p>
      <text:p text:style-name="P5"/>
      <text:p text:style-name="P5"/>
      <text:p text:style-name="P6"/>
      <text:p text:style-name="P10">Código, Secciones</text:p>
      <text:p text:style-name="P3"/>
      <text:p text:style-name="P6">El código que ejecuta el sistema esta en el notebook llamado Practica_final.ipynb, este llama a las librerías necesarias.</text:p>
      <text:p text:style-name="P6"/>
      <text:p text:style-name="P6">Controlador.py :</text:p>
      <text:p text:style-name="P6"><text:tab/>En este archivo se ha hecho la reunión de los algoritmos necesarios para la construcción del camino y para la navegación.</text:p>
      <text:p text:style-name="P6"/>
      <text:p text:style-name="P6">Calclador_Camino_Tools.py:</text:p>
      <text:p text:style-name="P6"><text:tab/><text:span text:style-name="T2">En este archivo se encuentra el algoritmo A* junto a las funciones necesarias para su ejecución.</text:span></text:p>
      <text:p text:style-name="P6"/>
      <text:p text:style-name="P7">Filtro_Bayes_Tools.py, MapBuilder_Tools.py, Pure_Pursuit_Tools.py, Filtro_Particulas_Tools.py:</text:p>
      <text:p text:style-name="P7"><text:tab/>En estos archivos se ha repartido el resto de código correspondiente a lo que su titulo hace referencia. Esto se ha hecho para que haya mas facilidad a la hora de modificar e interpretar el código.</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1"><text:soft-page-break/>Conclusiones</text:p>
      <text:p text:style-name="P11"/>
      <text:p text:style-name="P12"><text:span text:style-name="T4">Si se utiliza el pure pursuit con la posición real del robot y con una velocidad baja se consiguen completar todos los camino. Si sen intenta subir la velocidad el robot se choca en la sección del punto rojo, debido que hay un giro muy cerrado.</text:span><text:span text:style-name="T6"> En este caso la configuración optima para realizar todos los caminos se destaca en el notebook.</text:span></text:p>
      <text:p text:style-name="P15"/>
      <text:p text:style-name="P12"><text:span text:style-name="T4">Si se utiliza el filtro de </text:span><text:span text:style-name="T8">P</text:span><text:span text:style-name="T4">artículas para que se haga una buena aproximación hay que reducir drásticamente la velocidad dado que hay que hacer mas cálculos dependiendo del número de partículas. </text:span><text:span text:style-name="T7">Se han probado distintas configuraciones pero no se ha encontrado la ideal.</text:span></text:p>
      <text:p text:style-name="P15"/>
      <text:p text:style-name="P13"><text:span text:style-name="T4">En la ejecución del filtro de </text:span><text:span text:style-name="T8">B</text:span><text:span text:style-name="T4">ayes para la localización no se ha conseguido localizar bien el robot, dado que parte de una esquina </text:span><text:span text:style-name="T5">y el robot solo alcanza a medir la distancia a un árbol. </text:span><text:span text:style-name="T7">Se han probado distintas configuraciones pero no se ha encontrado la ide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19622f" officeooo:paragraph-rsid="0019622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2T19:06:49.842109126</meta:creation-date>
    <dc:date>2020-04-22T23:28:35.669520702</dc:date>
    <meta:editing-duration>PT28M59S</meta:editing-duration>
    <meta:editing-cycles>6</meta:editing-cycles>
    <meta:generator>LibreOffice/6.0.7.3$Linux_X86_64 LibreOffice_project/00m0$Build-3</meta:generator>
    <meta:document-statistic meta:table-count="0" meta:image-count="0" meta:object-count="0" meta:page-count="4" meta:paragraph-count="27" meta:word-count="333" meta:character-count="2155" meta:non-whitespace-character-count="1822"/>
  </office:meta>
</office:document-meta>
</file>